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a2428" officeooo:paragraph-rsid="001a2428" style:font-weight-asian="bold" style:font-weight-complex="bold"/>
    </style:style>
    <style:style style:name="P3" style:family="paragraph" style:parent-style-name="Standard">
      <style:text-properties fo:font-weight="bold" officeooo:rsid="001c5b4d" officeooo:paragraph-rsid="001c5b4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1a2428" officeooo:paragraph-rsid="001a2428" style:font-weight-asian="normal" style:font-weight-complex="normal"/>
    </style:style>
    <style:style style:name="P6" style:family="paragraph" style:parent-style-name="Standard">
      <style:text-properties fo:font-weight="normal" officeooo:rsid="001c5b4d" officeooo:paragraph-rsid="001c5b4d" style:font-weight-asian="normal" style:font-weight-complex="normal"/>
    </style:style>
    <style:style style:name="P7" style:family="paragraph" style:parent-style-name="Standard">
      <style:text-properties officeooo:rsid="001bd20d" officeooo:paragraph-rsid="001bd20d"/>
    </style:style>
    <style:style style:name="P8" style:family="paragraph" style:parent-style-name="Standard">
      <style:text-properties fo:font-weight="normal" officeooo:rsid="001c5b4d" officeooo:paragraph-rsid="001c5b4d" style:font-weight-asian="normal" style:font-weight-complex="normal"/>
    </style:style>
    <style:style style:name="P9" style:family="paragraph" style:parent-style-name="Standard">
      <style:text-properties fo:font-weight="normal" officeooo:rsid="001cbd4f" officeooo:paragraph-rsid="001cbd4f" style:font-weight-asian="normal" style:font-weight-complex="normal"/>
    </style:style>
    <style:style style:name="P10" style:family="paragraph" style:parent-style-name="Standard">
      <style:text-properties fo:font-weight="normal" officeooo:rsid="001eaa33" officeooo:paragraph-rsid="001eaa33" style:font-weight-asian="normal" style:font-weight-complex="normal"/>
    </style:style>
    <style:style style:name="P11" style:family="paragraph" style:parent-style-name="Standard">
      <style:text-properties fo:font-weight="bold" officeooo:rsid="001cbd4f" officeooo:paragraph-rsid="001cbd4f"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Standard"/>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Standard">The music is organized into segments, of which only one is currently used. Segments each have a style dictionary which holds all musical style data.</text:p>
      <text:p text:style-name="Standard"/>
      <text:p text:style-name="P2">Rest and Left Weights</text:p>
      <text:p text:style-name="P2"/>
      <text:p text:style-name="P5">The best option for the user would probably be the option to either set each rest and left weight individually, or toggle a modifier, which would weigh more for long durations. UI would need to accommodate all these weights.</text:p>
      <text:p text:style-name="P5"/>
      <text:p text:style-name="P6">Factors affecting weights:</text:p>
      <text:p text:style-name="P6"><text:tab/>snapping</text:p>
      <text:p text:style-name="P6"><text:tab/>left hand skewer</text:p>
      <text:p text:style-name="P6"><text:tab/>duration tally, to </text:p>
      <text:p text:style-name="P5"/>
      <text:p text:style-name="P3">Snapping</text:p>
      <text:p text:style-name="P3"/>
      <text:p text:style-name="P6">A segment-wide “snapping” preference,</text:p>
      <text:p text:style-name="P6"/>
      <text:p text:style-name="P3">Duration Tally</text:p>
      <text:p text:style-name="P3"/>
      <text:p text:style-name="P6">Duration tally will affect weights, to prevent departure from intended weight proportions by forced duration assignment for things like <text:span text:style-name="T1">snapping</text:span>.</text:p>
      <text:p text:style-name="P3"/>
      <text:p text:style-name="P6"><text:soft-page-break/></text:p>
      <text:p text:style-name="P1">Notesheet</text:p>
      <text:p text:style-name="P4"/>
      <text:p text:style-name="P4">A comprehensive notesheet for each segment, the first being created in Configuration constructor for the default segment, and each additional segment having one created for it, could be the data structure that holds all note data – all weights, and timesig dependent duration values. Data could be extracted and refined as needed, such as for weights. <text:span text:style-name="T1">However</text:span>, for now I'm going to implement weights in a less elegant way to get it off the ground.</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Standard">Fill Measure</text:p>
      <text:p text:style-name="Standard">track playing notes or durations? Durations seems good to track ties, etc,</text:p>
      <text:p text:style-name="Standard">This may be good to replace with threaded right and left methods to better organize the process of left and right hand coordination. </text:p>
      <text:p text:style-name="Standard"/>
      <text:p text:style-name="Standard"/>
      <text:p text:style-name="Standard">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Standard">On the other hand, could there be other musical patterns that don’t – Leaving it a sixty fourth for now since I don’t know</text:p>
      <text:p text:style-name="Standard"/>
      <text:p text:style-name="Standard">Live Duration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7">Not hard and fast by musical law, but composer preference. The composer will beam in the divisions he prefers.</text:p>
      <text:p text:style-name="Standard"/>
      <text:p text:style-name="Standard">Atonal Notation</text:p>
      <text:p text:style-name="Standard">Sharp or flat notations? Use weights?</text:p>
      <text:p text:style-name="Standard"/>
      <text:p text:style-name="Standard"/>
      <text:p text:style-name="Standard">*** develop position format, to indicate exact point in segment, measure, etc***</text:p>
      <text:p text:style-name="Standard"/>
      <text:p text:style-name="P11"><text:soft-page-break/>Complex Functions for Efficiency</text:p>
      <text:p text:style-name="P11"/>
      <text:p text:style-name="P9">Depending on user settings, a function like fill_music can be run without certain checks. For example, if the user has snapping off, there is no reason to do snapping rolls. Rather than rely on the user’s 0 input value, fill_music could be constructed by another function that will leave out the check completely.</text:p>
      <text:p text:style-name="P9"/>
      <text:p text:style-name="P10">More cases where this could remove unnecessary check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8-02T12:26:57.954000000</dc:date>
    <meta:editing-duration>PT8H34M12S</meta:editing-duration>
    <meta:editing-cycles>31</meta:editing-cycles>
    <meta:generator>LibreOffice/7.1.2.2$Windows_X86_64 LibreOffice_project/8a45595d069ef5570103caea1b71cc9d82b2aae4</meta:generator>
    <meta:document-statistic meta:table-count="0" meta:image-count="0" meta:object-count="0" meta:page-count="3" meta:paragraph-count="36" meta:word-count="804" meta:character-count="4958" meta:non-whitespace-character-count="4181"/>
  </office:meta>
</office:document-meta>
</file>